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rasa Mono SC" svg:font-family="'Sarasa Mono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23" style:family="table-cell" style:parent-style-name="Default" style:data-style-name="N121"/>
    <style:style style:name="ce24" style:family="table-cell" style:parent-style-name="Default" style:data-style-name="N4"/>
    <style:style style:name="ce25" style:family="table-cell" style:parent-style-name="Default" style:data-style-name="N4">
      <style:table-cell-properties fo:background-color="#00a933"/>
    </style:style>
    <style:style style:name="ce26" style:family="table-cell" style:parent-style-name="Default" style:data-style-name="N4">
      <style:table-cell-properties fo:background-color="transparent"/>
    </style:style>
    <style:style style:name="ce27" style:family="table-cell" style:parent-style-name="Default" style:data-style-name="N4">
      <style:table-cell-properties fo:background-color="#2a6099"/>
    </style:style>
    <style:style style:name="ce28" style:family="table-cell" style:parent-style-name="Default" style:data-style-name="N4">
      <style:table-cell-properties fo:background-color="#ffff00"/>
    </style:style>
    <style:style style:name="ce29" style:family="table-cell" style:parent-style-name="Default" style:data-style-name="N4">
      <style:table-cell-properties fo:background-color="#ff8000"/>
    </style:style>
    <style:style style:name="ce30" style:family="table-cell" style:parent-style-name="Default" style:data-style-name="N4">
      <style:table-cell-properties fo:background-color="#ff0000"/>
    </style:style>
    <style:style style:name="ce31" style:family="table-cell" style:parent-style-name="Default" style:data-style-name="N4">
      <style:table-cell-properties fo:background-color="#800080"/>
    </style:style>
    <style:style style:name="ce32" style:family="table-cell" style:parent-style-name="Default" style:data-style-name="N122"/>
    <style:style style:name="ce33" style:family="table-cell" style:parent-style-name="Default" style:data-style-name="N123"/>
    <style:style style:name="ce12" style:family="table-cell" style:parent-style-name="Default" style:data-style-name="N121"/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ackground-color="#00a933"/>
    </style:style>
    <style:style style:name="ce15" style:family="table-cell" style:parent-style-name="Default" style:data-style-name="N4">
      <style:table-cell-properties fo:background-color="transparent"/>
    </style:style>
    <style:style style:name="ce16" style:family="table-cell" style:parent-style-name="Default" style:data-style-name="N4">
      <style:table-cell-properties fo:background-color="#2a6099"/>
    </style:style>
    <style:style style:name="ce17" style:family="table-cell" style:parent-style-name="Default" style:data-style-name="N4">
      <style:table-cell-properties fo:background-color="#ffff00"/>
    </style:style>
    <style:style style:name="ce18" style:family="table-cell" style:parent-style-name="Default" style:data-style-name="N4">
      <style:table-cell-properties fo:background-color="#ff8000"/>
    </style:style>
    <style:style style:name="ce19" style:family="table-cell" style:parent-style-name="Default" style:data-style-name="N4">
      <style:table-cell-properties fo:background-color="#ff0000"/>
    </style:style>
    <style:style style:name="ce20" style:family="table-cell" style:parent-style-name="Default" style:data-style-name="N4">
      <style:table-cell-properties fo:background-color="#800080"/>
    </style:style>
    <style:style style:name="ce21" style:family="table-cell" style:parent-style-name="Default" style:data-style-name="N122"/>
    <style:style style:name="ce22" style:family="table-cell" style:parent-style-name="Default" style:data-style-name="N123"/>
  </office:automatic-styles>
  <office:body>
    <office:spreadsheet>
      <table:calculation-settings table:automatic-find-labels="false" table:use-regular-expressions="false" table:use-wildcards="true"/>
      <table:table table:name="0t5" table:style-name="ta1">
        <table:table-column table:style-name="co1" table:default-cell-style-name="Default"/>
        <table:table-column table:style-name="co2" table:number-columns-repeated="11" table:default-cell-style-name="ce13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2" office:value-type="float" office:value="0.1" calcext:value-type="float">
            <text:p>0.1</text:p>
          </table:table-cell>
          <table:table-cell table:style-name="ce21" office:value-type="float" office:value="0.075" calcext:value-type="float">
            <text:p>0.075</text:p>
          </table:table-cell>
          <table:table-cell office:value-type="float" office:value="0.05" calcext:value-type="float">
            <text:p>0.05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2" office:value-type="float" office:value="0.0075" calcext:value-type="float">
            <text:p>0.0075</text:p>
          </table:table-cell>
          <table:table-cell table:style-name="ce21" office:value-type="float" office:value="0.005" calcext:value-type="float">
            <text:p>0.005</text:p>
          </table:table-cell>
          <table:table-cell table:style-name="ce22" office:value-type="float" office:value="0.0025" calcext:value-type="float">
            <text:p>0.0025</text:p>
          </table:table-cell>
          <table:table-cell table:style-name="ce22" office:value-type="float" office:value="0.0001" calcext:value-type="float">
            <text:p>0.0001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ce14"/>
          <table:table-cell table:number-columns-repeated="6"/>
          <table:table-cell table:style-name="ce18"/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14" table:number-columns-repeated="2"/>
          <table:table-cell table:number-columns-repeated="5"/>
          <table:table-cell table:style-name="ce17"/>
          <table:table-cell table:style-name="ce19"/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14" table:number-columns-repeated="2"/>
          <table:table-cell table:number-columns-repeated="5"/>
          <table:table-cell table:style-name="ce18" office:value-type="string" calcext:value-type="string">
            <text:p><text:s/></text:p>
          </table:table-cell>
          <table:table-cell table:style-name="ce19"/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4" table:number-columns-repeated="2"/>
          <table:table-cell table:number-columns-repeated="5"/>
          <table:table-cell table:style-name="ce18"/>
          <table:table-cell table:style-name="ce20"/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15" table:number-columns-repeated="2"/>
          <table:table-cell table:number-columns-repeated="3"/>
          <table:table-cell table:style-name="ce17" table:number-columns-repeated="2"/>
          <table:table-cell table:style-name="ce19"/>
          <table:table-cell table:style-name="ce20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4" table:number-columns-repeated="2"/>
          <table:table-cell table:number-columns-repeated="3"/>
          <table:table-cell table:style-name="ce17"/>
          <table:table-cell table:style-name="ce18"/>
          <table:table-cell table:style-name="ce19"/>
          <table:table-cell table:style-name="ce20"/>
          <table:table-cell table:number-columns-repeated="2"/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style-name="ce15" table:number-columns-repeated="2"/>
          <table:table-cell table:number-columns-repeated="2"/>
          <table:table-cell table:style-name="ce17"/>
          <table:table-cell table:style-name="ce18"/>
          <table:table-cell table:style-name="ce19" table:number-columns-repeated="2"/>
          <table:table-cell table:style-name="ce20"/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14" table:number-columns-repeated="2"/>
          <table:table-cell table:number-columns-repeated="2"/>
          <table:table-cell table:style-name="ce17"/>
          <table:table-cell table:style-name="ce19" table:number-columns-repeated="2"/>
          <table:table-cell table:style-name="ce20" table:number-columns-repeated="2"/>
          <table:table-cell table:number-columns-repeated="2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style-name="ce15" table:number-columns-repeated="2"/>
          <table:table-cell table:number-columns-repeated="2"/>
          <table:table-cell table:style-name="ce18"/>
          <table:table-cell table:style-name="ce19" table:number-columns-repeated="2"/>
          <table:table-cell table:style-name="ce20" table:number-columns-repeated="2"/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14" table:number-columns-repeated="2"/>
          <table:table-cell table:number-columns-repeated="2"/>
          <table:table-cell table:style-name="ce18"/>
          <table:table-cell table:style-name="ce19" table:number-columns-repeated="2"/>
          <table:table-cell table:style-name="ce20" table:number-columns-repeated="2"/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style-name="ce14" table:number-columns-repeated="2"/>
          <table:table-cell table:number-columns-repeated="2"/>
          <table:table-cell table:style-name="ce19" table:number-columns-repeated="2"/>
          <table:table-cell table:style-name="ce20" table:number-columns-repeated="3"/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style-name="ce14" table:number-columns-repeated="2"/>
          <table:table-cell/>
          <table:table-cell table:style-name="ce17"/>
          <table:table-cell table:style-name="ce19" table:number-columns-repeated="2"/>
          <table:table-cell table:style-name="ce20" table:number-columns-repeated="3"/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style-name="ce14" table:number-columns-repeated="2"/>
          <table:table-cell/>
          <table:table-cell table:style-name="ce17"/>
          <table:table-cell table:style-name="ce19"/>
          <table:table-cell table:style-name="ce20" table:number-columns-repeated="4"/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style-name="ce14" table:number-columns-repeated="2"/>
          <table:table-cell/>
          <table:table-cell table:style-name="ce18"/>
          <table:table-cell table:style-name="ce19"/>
          <table:table-cell table:style-name="ce20" table:number-columns-repeated="4"/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style-name="ce14" table:number-columns-repeated="2"/>
          <table:table-cell/>
          <table:table-cell table:style-name="ce18"/>
          <table:table-cell table:style-name="ce20" table:number-columns-repeated="5"/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style-name="ce14" table:number-columns-repeated="2"/>
          <table:table-cell/>
          <table:table-cell table:style-name="ce18"/>
          <table:table-cell table:style-name="ce20" table:number-columns-repeated="5"/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4"/>
          <table:table-cell office:value-type="string" calcext:value-type="string">
            <text:p>Run Complete</text:p>
          </table:table-cell>
          <table:table-cell table:number-columns-repeated="9"/>
        </table:table-row>
        <table:table-row table:style-name="ro1">
          <table:table-cell/>
          <table:table-cell table:style-name="ce16"/>
          <table:table-cell office:value-type="string" calcext:value-type="string">
            <text:p>Currently running</text:p>
          </table:table-cell>
          <table:table-cell table:number-columns-repeated="9"/>
        </table:table-row>
        <table:table-row table:style-name="ro1">
          <table:table-cell/>
          <table:table-cell table:style-name="ce17"/>
          <table:table-cell office:value-type="string" calcext:value-type="string">
            <text:p>Can’t fit into 8GB</text:p>
          </table:table-cell>
          <table:table-cell table:number-columns-repeated="9"/>
        </table:table-row>
        <table:table-row table:style-name="ro1">
          <table:table-cell/>
          <table:table-cell table:style-name="ce18"/>
          <table:table-cell office:value-type="string" calcext:value-type="string">
            <text:p>Can’t fit into 12GB</text:p>
          </table:table-cell>
          <table:table-cell table:number-columns-repeated="9"/>
        </table:table-row>
        <table:table-row table:style-name="ro1">
          <table:table-cell/>
          <table:table-cell table:style-name="ce19"/>
          <table:table-cell office:value-type="string" calcext:value-type="string">
            <text:p>Can’t fit into 16GB</text:p>
          </table:table-cell>
          <table:table-cell table:number-columns-repeated="9"/>
        </table:table-row>
        <table:table-row table:style-name="ro1">
          <table:table-cell/>
          <table:table-cell table:style-name="ce20"/>
          <table:table-cell office:value-type="string" calcext:value-type="string">
            <text:p>Expected runtime longer than 5 days</text:p>
          </table:table-cell>
          <table:table-cell table:number-columns-repeated="9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t10" table:style-name="ta1">
        <table:table-column table:style-name="co2" table:default-cell-style-name="Default"/>
        <table:table-column table:style-name="co2" table:number-columns-repeated="4" table:default-cell-style-name="ce14"/>
        <table:table-column table:style-name="co2" table:number-columns-repeated="5" table:default-cell-style-name="ce20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2" office:value-type="float" office:value="0.1" calcext:value-type="float">
            <text:p>0.1</text:p>
          </table:table-cell>
          <table:table-cell table:style-name="ce21" office:value-type="float" office:value="0.075" calcext:value-type="float">
            <text:p>0.075</text:p>
          </table:table-cell>
          <table:table-cell table:style-name="ce13" office:value-type="float" office:value="0.05" calcext:value-type="float">
            <text:p>0.05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2" office:value-type="float" office:value="0.0075" calcext:value-type="float">
            <text:p>0.0075</text:p>
          </table:table-cell>
          <table:table-cell table:style-name="ce21" office:value-type="float" office:value="0.005" calcext:value-type="float">
            <text:p>0.005</text:p>
          </table:table-cell>
          <table:table-cell table:style-name="ce22" office:value-type="float" office:value="0.0025" calcext:value-type="float">
            <text:p>0.0025</text:p>
          </table:table-cell>
          <table:table-cell table:style-name="ce22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3" table:number-columns-repeated="3"/>
          <table:table-cell table:style-name="ce18"/>
          <table:table-cell table:style-name="ce19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table:style-name="ce13" table:number-columns-repeated="2"/>
          <table:table-cell table:style-name="ce17"/>
          <table:table-cell table:style-name="ce19"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table:style-name="ce13"/>
          <table:table-cell table:style-name="ce17"/>
          <table:table-cell table:style-name="ce18"/>
          <table:table-cell table:style-name="ce19"/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3"/>
          <table:table-cell table:style-name="ce17"/>
          <table:table-cell table:style-name="ce18"/>
          <table:table-cell table:style-name="ce19"/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  <table:table-cell table:style-name="ce17"/>
          <table:table-cell table:style-name="ce19" table:number-columns-repeated="3"/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8"/>
          <table:table-cell table:style-name="ce19" table:number-columns-repeated="2"/>
          <table:table-cell table:number-columns-repeated="2"/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4"/>
          <table:table-cell table:style-name="ce19" table:number-columns-repeated="3"/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4"/>
          <table:table-cell table:style-name="ce19" table:number-columns-repeated="2"/>
          <table:table-cell table:number-columns-repeated="3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4"/>
          <table:table-cell table:style-name="ce19" table:number-columns-repeated="2"/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Sum pairs?</text:p>
          </table:table-cell>
          <table:table-cell table:number-columns-repeated="4" table:style-name="Default" office:value-type="string" calcext:value-type="string">
            <text:p>y</text:p>
          </table:table-cell>
          <table:table-cell table:style-name="Default" table:number-columns-repeated="5"/>
        </table:table-row>
      </table:table>
      <table:table table:name="0t15" table:style-name="ta1">
        <table:table-column table:style-name="co2" table:default-cell-style-name="Default"/>
        <table:table-column table:style-name="co2" table:number-columns-repeated="4" table:default-cell-style-name="ce14"/>
        <table:table-column table:style-name="co2" table:number-columns-repeated="5" table:default-cell-style-name="ce20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2" office:value-type="float" office:value="0.1" calcext:value-type="float">
            <text:p>0.1</text:p>
          </table:table-cell>
          <table:table-cell table:style-name="ce21" office:value-type="float" office:value="0.075" calcext:value-type="float">
            <text:p>0.075</text:p>
          </table:table-cell>
          <table:table-cell table:style-name="ce13" office:value-type="float" office:value="0.05" calcext:value-type="float">
            <text:p>0.05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2" office:value-type="float" office:value="0.0075" calcext:value-type="float">
            <text:p>0.0075</text:p>
          </table:table-cell>
          <table:table-cell table:style-name="ce21" office:value-type="float" office:value="0.005" calcext:value-type="float">
            <text:p>0.005</text:p>
          </table:table-cell>
          <table:table-cell table:style-name="ce22" office:value-type="float" office:value="0.0025" calcext:value-type="float">
            <text:p>0.0025</text:p>
          </table:table-cell>
          <table:table-cell table:style-name="ce22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3" table:number-columns-repeated="2"/>
          <table:table-cell table:style-name="ce17"/>
          <table:table-cell table:style-name="ce19"/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table:style-name="ce13"/>
          <table:table-cell table:style-name="ce17"/>
          <table:table-cell table:style-name="ce18"/>
          <table:table-cell table:style-name="ce19"/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table:style-name="ce17"/>
          <table:table-cell table:style-name="ce18"/>
          <table:table-cell table:style-name="ce19"/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7"/>
          <table:table-cell table:style-name="ce18"/>
          <table:table-cell table:style-name="ce19"/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  <table:table-cell table:style-name="ce19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9" table:number-columns-repeated="2"/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4"/>
          <table:table-cell table:style-name="ce19" table:number-columns-repeated="2"/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9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 office:value-type="string" calcext:value-type="string">
            <text:p>Sum pairs?</text:p>
          </table:table-cell>
          <table:table-cell table:number-columns-repeated="4" table:style-name="Default" office:value-type="string" calcext:value-type="string">
            <text:p>y</text:p>
          </table:table-cell>
          <table:table-cell table:style-name="Default" table:number-columns-repeated="5"/>
        </table:table-row>
      </table:table>
      <table:table table:name="0t20" table:style-name="ta1">
        <table:table-column table:style-name="co2" table:default-cell-style-name="Default"/>
        <table:table-column table:style-name="co2" table:number-columns-repeated="4" table:default-cell-style-name="ce14"/>
        <table:table-column table:style-name="co2" table:number-columns-repeated="5" table:default-cell-style-name="ce20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2" office:value-type="float" office:value="0.1" calcext:value-type="float">
            <text:p>0.1</text:p>
          </table:table-cell>
          <table:table-cell table:style-name="ce21" office:value-type="float" office:value="0.075" calcext:value-type="float">
            <text:p>0.075</text:p>
          </table:table-cell>
          <table:table-cell table:style-name="ce13" office:value-type="float" office:value="0.05" calcext:value-type="float">
            <text:p>0.05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2" office:value-type="float" office:value="0.0075" calcext:value-type="float">
            <text:p>0.0075</text:p>
          </table:table-cell>
          <table:table-cell table:style-name="ce21" office:value-type="float" office:value="0.005" calcext:value-type="float">
            <text:p>0.005</text:p>
          </table:table-cell>
          <table:table-cell table:style-name="ce22" office:value-type="float" office:value="0.0025" calcext:value-type="float">
            <text:p>0.0025</text:p>
          </table:table-cell>
          <table:table-cell table:style-name="ce22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4"/>
          <table:table-cell table:style-name="ce13"/>
          <table:table-cell table:style-name="ce17"/>
          <table:table-cell table:style-name="ce18"/>
          <table:table-cell table:style-name="ce19"/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  <table:table-cell table:style-name="ce17"/>
          <table:table-cell table:style-name="ce18"/>
          <table:table-cell table:style-name="ce19"/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number-columns-repeated="4"/>
          <table:table-cell table:style-name="ce18"/>
          <table:table-cell table:style-name="ce19" table:number-columns-repeated="2"/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  <table:table-cell table:style-name="ce18"/>
          <table:table-cell table:style-name="ce19" table:number-columns-repeated="2"/>
          <table:table-cell table:number-columns-repeated="2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  <table:table-cell table:style-name="ce19" table:number-columns-repeated="3"/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12500" calcext:value-type="float">
            <text:p>12500</text:p>
          </table:table-cell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9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9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9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 table:number-columns-repeated="9"/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1">
          <table:table-cell office:value-type="float" office:value="45000" calcext:value-type="float">
            <text:p>45000</text:p>
          </table:table-cell>
          <table:table-cell table:number-columns-repeated="9"/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number-columns-repeated="4" table:style-name="Default" office:value-type="string" calcext:value-type="string">
            <text:p>y</text:p>
          </table:table-cell>
          <table:table-cell table:style-name="Default" table:number-columns-repeated="5"/>
        </table:table-row>
      </table:table>
      <table:table table:name="0t50" table:style-name="ta1">
        <table:table-column table:style-name="co2" table:default-cell-style-name="Default"/>
        <table:table-column table:style-name="co2" table:default-cell-style-name="ce14"/>
        <table:table-column table:style-name="co2" table:default-cell-style-name="ce19"/>
        <table:table-column table:style-name="co2" table:number-columns-repeated="7" table:default-cell-style-name="ce20"/>
        <table:table-row table:style-name="ro1">
          <table:table-cell/>
          <table:table-cell table:style-name="Default" office:value-type="string" calcext:value-type="string">
            <text:p>Timestep</text:p>
          </table:table-cell>
          <table:table-cell table:style-name="Default" table:number-columns-repeated="8"/>
        </table:table-row>
        <table:table-row table:style-name="ro1">
          <table:table-cell office:value-type="string" calcext:value-type="string">
            <text:p>Initial Conditions</text:p>
          </table:table-cell>
          <table:table-cell table:style-name="ce12" office:value-type="float" office:value="0.1" calcext:value-type="float">
            <text:p>0.1</text:p>
          </table:table-cell>
          <table:table-cell table:style-name="ce21" office:value-type="float" office:value="0.075" calcext:value-type="float">
            <text:p>0.075</text:p>
          </table:table-cell>
          <table:table-cell table:style-name="ce13" office:value-type="float" office:value="0.05" calcext:value-type="float">
            <text:p>0.05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office:value-type="float" office:value="0.001" calcext:value-type="float">
            <text:p>0.001</text:p>
          </table:table-cell>
          <table:table-cell table:style-name="ce22" office:value-type="float" office:value="0.0075" calcext:value-type="float">
            <text:p>0.0075</text:p>
          </table:table-cell>
          <table:table-cell table:style-name="ce21" office:value-type="float" office:value="0.005" calcext:value-type="float">
            <text:p>0.005</text:p>
          </table:table-cell>
          <table:table-cell table:style-name="ce22" office:value-type="float" office:value="0.0025" calcext:value-type="float">
            <text:p>0.0025</text:p>
          </table:table-cell>
          <table:table-cell table:style-name="ce22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table:style-name="ce13" table:number-columns-repeated="3"/>
          <table:table-cell table:style-name="ce18"/>
          <table:table-cell table:style-name="ce19" table:number-columns-repeated="2"/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/>
          <table:table-cell table:style-name="ce13" table:number-columns-repeated="2"/>
          <table:table-cell table:style-name="ce17"/>
          <table:table-cell table:style-name="ce19" table:number-columns-repeated="2"/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/>
          <table:table-cell table:style-name="ce13" table:number-columns-repeated="2"/>
          <table:table-cell table:style-name="ce18"/>
          <table:table-cell table:style-name="ce19"/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/>
          <table:table-cell table:style-name="ce13" table:number-columns-repeated="2"/>
          <table:table-cell table:style-name="ce18"/>
          <table:table-cell table:number-columns-repeated="5"/>
        </table:table-row>
        <table:table-row table:style-name="ro1">
          <table:table-cell office:value-type="float" office:value="7500" calcext:value-type="float">
            <text:p>7500</text:p>
          </table:table-cell>
          <table:table-cell/>
          <table:table-cell table:style-name="ce17" table:number-columns-repeated="2"/>
          <table:table-cell table:style-name="ce19"/>
          <table:table-cell table:number-columns-repeated="5"/>
        </table:table-row>
        <table:table-row table:style-name="ro1">
          <table:table-cell office:value-type="float" office:value="10000" calcext:value-type="float">
            <text:p>10000</text:p>
          </table:table-cell>
          <table:table-cell/>
          <table:table-cell table:style-name="ce17"/>
          <table:table-cell table:style-name="ce18"/>
          <table:table-cell table:style-name="ce19"/>
          <table:table-cell table:number-columns-repeated="5"/>
        </table:table-row>
        <table:table-row table:style-name="ro1">
          <table:table-cell office:value-type="float" office:value="12500" calcext:value-type="float">
            <text:p>12500</text:p>
          </table:table-cell>
          <table:table-cell/>
          <table:table-cell table:style-name="ce18"/>
          <table:table-cell table:style-name="ce19" table:number-columns-repeated="2"/>
          <table:table-cell table:number-columns-repeated="5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2"/>
          <table:table-cell table:style-name="ce19"/>
          <table:table-cell table:number-columns-repeated="6"/>
        </table:table-row>
        <table:table-row table:style-name="ro1">
          <table:table-cell office:value-type="float" office:value="17500" calcext:value-type="float">
            <text:p>17500</text:p>
          </table:table-cell>
          <table:table-cell table:number-columns-repeated="2"/>
          <table:table-cell table:style-name="ce19"/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9"/>
          <table:table-cell table:number-columns-repeated="6"/>
        </table:table-row>
        <table:table-row table:style-name="ro1">
          <table:table-cell office:value-type="float" office:value="25000" calcext:value-type="float">
            <text:p>25000</text:p>
          </table:table-cell>
          <table:table-cell table:number-columns-repeated="9"/>
        </table:table-row>
        <table:table-row table:style-name="ro1">
          <table:table-cell office:value-type="float" office:value="30000" calcext:value-type="float">
            <text:p>30000</text:p>
          </table:table-cell>
          <table:table-cell table:number-columns-repeated="9"/>
        </table:table-row>
        <table:table-row table:style-name="ro1">
          <table:table-cell office:value-type="float" office:value="35000" calcext:value-type="float">
            <text:p>35000</text:p>
          </table:table-cell>
          <table:table-cell/>
          <table:table-cell table:style-name="ce20"/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/>
          <table:table-cell table:style-name="ce20"/>
          <table:table-cell table:number-columns-repeated="7"/>
        </table:table-row>
        <table:table-row table:style-name="ro1">
          <table:table-cell office:value-type="float" office:value="45000" calcext:value-type="float">
            <text:p>45000</text:p>
          </table:table-cell>
          <table:table-cell/>
          <table:table-cell table:style-name="ce20"/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/>
          <table:table-cell table:style-name="ce20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arasa Mono SC" svg:font-family="'Sarasa Mono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arasa Mono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7:37:10.020162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00:03:37.760438571</meta:creation-date>
    <meta:generator>LibreOffice/7.1.3.2$Linux_X86_64 LibreOffice_project/10$Build-2</meta:generator>
    <dc:date>2021-07-26T17:38:04.342402799</dc:date>
    <meta:editing-duration>PT2H38M35S</meta:editing-duration>
    <meta:editing-cycles>55</meta:editing-cycles>
    <meta:document-statistic meta:table-count="5" meta:cell-count="156" meta:object-count="0"/>
  </office:meta>
</office:document-meta>
</file>